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16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9-1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7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6-2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12-1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9-1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9-1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13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04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19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1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1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2-01-1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2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20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2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1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994" calcext:value-type="float">
            <text:p>5.285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30632258065" calcext:value-type="float">
            <text:p>5.4743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57032258065" calcext:value-type="float">
            <text:p>5.6815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83368" calcext:value-type="float">
            <text:p>6.09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86864516129" calcext:value-type="float">
            <text:p>6.9008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252" calcext:value-type="float">
            <text:p>8.36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738964705882" calcext:value-type="float">
            <text:p>8.8773896470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18967741936" calcext:value-type="float">
            <text:p>8.0191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63226666667" calcext:value-type="float">
            <text:p>4.965632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355716129032" calcext:value-type="float">
            <text:p>3.6835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6552" calcext:value-type="float">
            <text:p>3.8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497909677419" calcext:value-type="float">
            <text:p>4.2449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476193103448" calcext:value-type="float">
            <text:p>4.62476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17470967742" calcext:value-type="float">
            <text:p>5.3061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47303225807" calcext:value-type="float">
            <text:p>5.76347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3712" calcext:value-type="float">
            <text:p>6.29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034787096774" calcext:value-type="float">
            <text:p>7.0603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24608" calcext:value-type="float">
            <text:p>7.85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991819354839" calcext:value-type="float">
            <text:p>8.1699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73832258065" calcext:value-type="float">
            <text:p>7.0257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89485714286" calcext:value-type="float">
            <text:p>4.38389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196" calcext:value-type="float">
            <text:p>4.87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527277419355" calcext:value-type="float">
            <text:p>5.0952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359328" calcext:value-type="float">
            <text:p>5.493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3348" calcext:value-type="float">
            <text:p>6.2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830090322581" calcext:value-type="float">
            <text:p>6.7583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9524" calcext:value-type="float">
            <text:p>7.162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605548387097" calcext:value-type="float">
            <text:p>7.6460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95512" calcext:value-type="float">
            <text:p>8.49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59070967742" calcext:value-type="float">
            <text:p>9.3965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518529032258" calcext:value-type="float">
            <text:p>9.3851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54168" calcext:value-type="float">
            <text:p>6.86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76464516129" calcext:value-type="float">
            <text:p>4.5447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0548" calcext:value-type="float">
            <text:p>4.858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18038709678" calcext:value-type="float">
            <text:p>5.37618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896885714286" calcext:value-type="float">
            <text:p>6.11896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993535483871" calcext:value-type="float">
            <text:p>6.3899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334451612903" calcext:value-type="float">
            <text:p>6.6033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30648" calcext:value-type="float">
            <text:p>6.84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406658064516" calcext:value-type="float">
            <text:p>7.1940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41392" calcext:value-type="float">
            <text:p>8.1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35096774194" calcext:value-type="float">
            <text:p>8.8303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883117241379" calcext:value-type="float">
            <text:p>6.51883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50761290323" calcext:value-type="float">
            <text:p>4.3195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20248" calcext:value-type="float">
            <text:p>4.87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939612903226" calcext:value-type="float">
            <text:p>5.3693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401028571429" calcext:value-type="float">
            <text:p>5.63401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65393548387" calcext:value-type="float">
            <text:p>5.8466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188774193548" calcext:value-type="float">
            <text:p>6.1318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48488" calcext:value-type="float">
            <text:p>6.38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080541935484" calcext:value-type="float">
            <text:p>6.6408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132" calcext:value-type="float">
            <text:p>7.40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37806451613" calcext:value-type="float">
            <text:p>7.7443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396670967742" calcext:value-type="float">
            <text:p>8.2139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26812" calcext:value-type="float">
            <text:p>6.872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65344516129" calcext:value-type="float">
            <text:p>4.5465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71608" calcext:value-type="float">
            <text:p>4.81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68696774194" calcext:value-type="float">
            <text:p>5.0416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332177777778" calcext:value-type="float">
            <text:p>5.213321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50064516129" calcext:value-type="float">
            <text:p>5.275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882270967742" calcext:value-type="float">
            <text:p>5.9188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73376" calcext:value-type="float">
            <text:p>6.58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485341935484" calcext:value-type="float">
            <text:p>7.0248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01336" calcext:value-type="float">
            <text:p>8.13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129522580645" calcext:value-type="float">
            <text:p>7.8312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19396" calcext:value-type="float">
            <text:p>6.831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609393548387" calcext:value-type="float">
            <text:p>5.1760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5072" calcext:value-type="float">
            <text:p>5.2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23855483871" calcext:value-type="float">
            <text:p>5.862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370753846154" calcext:value-type="float">
            <text:p>6.39370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697083870968" calcext:value-type="float">
            <text:p>6.6369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152774193548" calcext:value-type="float">
            <text:p>7.0615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903380645161" calcext:value-type="float">
            <text:p>7.8290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98352" calcext:value-type="float">
            <text:p>8.7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48580645161" calcext:value-type="float">
            <text:p>9.5404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210348387097" calcext:value-type="float">
            <text:p>8.7921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32176" calcext:value-type="float">
            <text:p>6.64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65367741935" calcext:value-type="float">
            <text:p>4.87365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0924" calcext:value-type="float">
            <text:p>5.36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95896774194" calcext:value-type="float">
            <text:p>5.6939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710314285714" calcext:value-type="float">
            <text:p>5.88710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74167741936" calcext:value-type="float">
            <text:p>5.9587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799034482759" calcext:value-type="float">
            <text:p>6.51799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9848" calcext:value-type="float">
            <text:p>6.9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295587096774" calcext:value-type="float">
            <text:p>7.3529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40496" calcext:value-type="float">
            <text:p>8.4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026322580645" calcext:value-type="float">
            <text:p>8.2102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899148387097" calcext:value-type="float">
            <text:p>9.0389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3672" calcext:value-type="float">
            <text:p>6.51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487870967742" calcext:value-type="float">
            <text:p>5.6048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5424" calcext:value-type="float">
            <text:p>6.04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363406451613" calcext:value-type="float">
            <text:p>6.3636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297230769231" calcext:value-type="float">
            <text:p>6.78297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933548387097" calcext:value-type="float">
            <text:p>7.2193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114529032258" calcext:value-type="float">
            <text:p>7.5411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15592" calcext:value-type="float">
            <text:p>7.80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626296774194" calcext:value-type="float">
            <text:p>8.1262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12984" calcext:value-type="float">
            <text:p>8.66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20464516129" calcext:value-type="float">
            <text:p>9.5892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62296774194" calcext:value-type="float">
            <text:p>9.8636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46088" calcext:value-type="float">
            <text:p>9.54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634012903226" calcext:value-type="float">
            <text:p>6.8263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29104" calcext:value-type="float">
            <text:p>5.3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511612903226" calcext:value-type="float">
            <text:p>5.415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977517241379" calcext:value-type="float">
            <text:p>5.68977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90296774194" calcext:value-type="float">
            <text:p>6.0079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341419354839" calcext:value-type="float">
            <text:p>6.4234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1536" calcext:value-type="float">
            <text:p>7.14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898787096774" calcext:value-type="float">
            <text:p>7.60898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7364" calcext:value-type="float">
            <text:p>8.863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96696774194" calcext:value-type="float">
            <text:p>8.8059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76361290323" calcext:value-type="float">
            <text:p>7.8917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362457142857" calcext:value-type="float">
            <text:p>5.81362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002787096774" calcext:value-type="float">
            <text:p>4.5000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91956" calcext:value-type="float">
            <text:p>5.95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181780645161" calcext:value-type="float">
            <text:p>6.4818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860885714286" calcext:value-type="float">
            <text:p>7.04860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496877419355" calcext:value-type="float">
            <text:p>7.23496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14941935484" calcext:value-type="float">
            <text:p>7.4881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88792" calcext:value-type="float">
            <text:p>7.9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831612903226" calcext:value-type="float">
            <text:p>8.1583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3928" calcext:value-type="float">
            <text:p>9.08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45424516129" calcext:value-type="float">
            <text:p>9.9445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09135483871" calcext:value-type="float">
            <text:p>9.5430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35696" calcext:value-type="float">
            <text:p>8.44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969858064516" calcext:value-type="float">
            <text:p>4.2496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82644" calcext:value-type="float">
            <text:p>4.198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997574193548" calcext:value-type="float">
            <text:p>4.5499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288571428571" calcext:value-type="float">
            <text:p>4.58288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098735483871" calcext:value-type="float">
            <text:p>4.9009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55535483871" calcext:value-type="float">
            <text:p>5.2545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6224" calcext:value-type="float">
            <text:p>5.8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509651612903" calcext:value-type="float">
            <text:p>6.9050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9688" calcext:value-type="float">
            <text:p>8.3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179122580645" calcext:value-type="float">
            <text:p>8.75179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8672" calcext:value-type="float">
            <text:p>4.93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745987096774" calcext:value-type="float">
            <text:p>4.5274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46024" calcext:value-type="float">
            <text:p>5.1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19870967742" calcext:value-type="float">
            <text:p>5.4981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37914285714" calcext:value-type="float">
            <text:p>5.80937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019384615385" calcext:value-type="float">
            <text:p>6.24019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841109677419" calcext:value-type="float">
            <text:p>6.5584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160266666667" calcext:value-type="float">
            <text:p>6.81160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331034482759" calcext:value-type="float">
            <text:p>7.17331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8252" calcext:value-type="float">
            <text:p>7.85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330580645161" calcext:value-type="float">
            <text:p>9.2433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047251612903" calcext:value-type="float">
            <text:p>8.7704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5416" calcext:value-type="float">
            <text:p>6.18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57135483871" calcext:value-type="float">
            <text:p>4.295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11216" calcext:value-type="float">
            <text:p>4.35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375148387097" calcext:value-type="float">
            <text:p>5.2137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618451612903" calcext:value-type="float">
            <text:p>6.4661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062" calcext:value-type="float">
            <text:p>6.973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65536" calcext:value-type="float">
            <text:p>7.42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183303225807" calcext:value-type="float">
            <text:p>7.88183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88368" calcext:value-type="float">
            <text:p>8.82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52696774193" calcext:value-type="float">
            <text:p>9.857526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846012903226" calcext:value-type="float">
            <text:p>8.5484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12496" calcext:value-type="float">
            <text:p>7.66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18606451613" calcext:value-type="float">
            <text:p>4.6841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62488" calcext:value-type="float">
            <text:p>4.88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89285714286" calcext:value-type="float">
            <text:p>5.12989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768412903226" calcext:value-type="float">
            <text:p>5.3876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362890322581" calcext:value-type="float">
            <text:p>5.9536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13992" calcext:value-type="float">
            <text:p>6.52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334941935484" calcext:value-type="float">
            <text:p>7.1833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98592" calcext:value-type="float">
            <text:p>8.1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357238709677" calcext:value-type="float">
            <text:p>8.8935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0968" calcext:value-type="float">
            <text:p>7.60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460180645161" calcext:value-type="float">
            <text:p>5.1346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81656" calcext:value-type="float">
            <text:p>5.33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746993548387" calcext:value-type="float">
            <text:p>5.5174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823628571429" calcext:value-type="float">
            <text:p>5.91823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38735483871" calcext:value-type="float">
            <text:p>6.1963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13032258065" calcext:value-type="float">
            <text:p>6.3521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876" calcext:value-type="float">
            <text:p>6.75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30270967742" calcext:value-type="float">
            <text:p>7.09230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9888" calcext:value-type="float">
            <text:p>7.7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564851612903" calcext:value-type="float">
            <text:p>9.0356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972077419355" calcext:value-type="float">
            <text:p>8.6797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5504" calcext:value-type="float">
            <text:p>7.62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412129032258" calcext:value-type="float">
            <text:p>5.4441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07424" calcext:value-type="float">
            <text:p>4.7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264722580645" calcext:value-type="float">
            <text:p>4.9326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687428571429" calcext:value-type="float">
            <text:p>4.9268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738374193548" calcext:value-type="float">
            <text:p>5.1473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545677419355" calcext:value-type="float">
            <text:p>5.8054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5456" calcext:value-type="float">
            <text:p>6.47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01066666667" calcext:value-type="float">
            <text:p>7.02801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46" calcext:value-type="float">
            <text:p>7.74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224361290323" calcext:value-type="float">
            <text:p>7.9222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946787096774" calcext:value-type="float">
            <text:p>7.6394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121028571429" calcext:value-type="float">
            <text:p>6.09121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908490322581" calcext:value-type="float">
            <text:p>4.6490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561257142857" calcext:value-type="float">
            <text:p>4.9556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951819354839" calcext:value-type="float">
            <text:p>4.9695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415172413793" calcext:value-type="float">
            <text:p>5.23415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559612903226" calcext:value-type="float">
            <text:p>5.4455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57135483871" calcext:value-type="float">
            <text:p>5.7635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18416" calcext:value-type="float">
            <text:p>6.30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67875862069" calcext:value-type="float">
            <text:p>6.6167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6864" calcext:value-type="float">
            <text:p>7.1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0552" calcext:value-type="float">
            <text:p>8.4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020342857143" calcext:value-type="float">
            <text:p>8.05020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36544" calcext:value-type="float">
            <text:p>6.68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377522580645" calcext:value-type="float">
            <text:p>4.8137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8692" calcext:value-type="float">
            <text:p>5.02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619225806452" calcext:value-type="float">
            <text:p>5.1761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59057142857" calcext:value-type="float">
            <text:p>5.54159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754828571429" calcext:value-type="float">
            <text:p>5.74754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28552" calcext:value-type="float">
            <text:p>6.23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20672" calcext:value-type="float">
            <text:p>6.53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4204137931" calcext:value-type="float">
            <text:p>6.85842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246215384615" calcext:value-type="float">
            <text:p>8.152462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716266666667" calcext:value-type="float">
            <text:p>8.11716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76352" calcext:value-type="float">
            <text:p>4.44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00032" calcext:value-type="float">
            <text:p>4.7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82658064516" calcext:value-type="float">
            <text:p>5.2738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120971428571" calcext:value-type="float">
            <text:p>5.65120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041290322581" calcext:value-type="float">
            <text:p>6.1304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118786206897" calcext:value-type="float">
            <text:p>6.56118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7852" calcext:value-type="float">
            <text:p>7.1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67264516129" calcext:value-type="float">
            <text:p>7.606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28432" calcext:value-type="float">
            <text:p>8.4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512722580645" calcext:value-type="float">
            <text:p>9.5351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734322580645" calcext:value-type="float">
            <text:p>8.9773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334372413793" calcext:value-type="float">
            <text:p>7.91334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469909677419" calcext:value-type="float">
            <text:p>5.8146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903446153846" calcext:value-type="float">
            <text:p>5.639034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09470967742" calcext:value-type="float">
            <text:p>5.8090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001883870968" calcext:value-type="float">
            <text:p>6.6400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07657142857" calcext:value-type="float">
            <text:p>6.89007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92258064516" calcext:value-type="float">
            <text:p>7.5659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3551090152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8615" calcext:value-type="float">
            <text:p>7.968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426" meta:object-count="0"/>
    <meta:user-defined meta:name="AppVersion">3.0</meta:user-defined>
  </office:meta>
</office:document-meta>
</file>